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5000000CFA57D41B6C79C7E8A.png" manifest:media-type="image/png"/>
  <manifest:file-entry manifest:full-path="Pictures/100002010000021B0000011D03B82F6A798DC227.png" manifest:media-type="image/png"/>
  <manifest:file-entry manifest:full-path="Pictures/1000020100000344000001CC2E019D468D3ECE05.png" manifest:media-type="image/png"/>
  <manifest:file-entry manifest:full-path="Pictures/100002010000009A000000A5FED7BB22FAC8CB0B.png" manifest:media-type="image/png"/>
  <manifest:file-entry manifest:full-path="Pictures/1000020100000169000000F141AE9EBF62A1C3D5.png" manifest:media-type="image/png"/>
  <manifest:file-entry manifest:full-path="Pictures/10000201000001BA000000D1FFC304CAFEDE0A56.png" manifest:media-type="image/png"/>
  <manifest:file-entry manifest:full-path="Pictures/100002010000021B0000012E82259DBA6B1714F1.png" manifest:media-type="image/png"/>
  <manifest:file-entry manifest:full-path="Pictures/100002010000024000000077D22B96BEF72065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dea"/>
    </style:style>
    <style:style style:name="P2" style:family="paragraph" style:parent-style-name="Standard">
      <style:text-properties officeooo:rsid="0014edea" officeooo:paragraph-rsid="0014edea"/>
    </style:style>
    <style:style style:name="P3" style:family="paragraph" style:parent-style-name="Standard">
      <style:paragraph-properties fo:break-before="page"/>
      <style:text-properties officeooo:rsid="0014edea" officeooo:paragraph-rsid="0014ed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2" draw:name="Image6" text:anchor-type="char" svg:width="15.24cm" svg:height="3.149cm" draw:z-index="5"><draw:image xlink:href="Pictures/100002010000024000000077D22B96BEF72065ED.png" xlink:type="simple" xlink:show="embed" xlink:actuate="onLoad" draw:mime-type="image/png"/></draw:frame><draw:frame draw:style-name="fr1" draw:name="Image7" text:anchor-type="char" svg:x="0.624cm" svg:y="3.147cm" svg:width="14.261cm" svg:height="7.99cm" draw:z-index="6"><draw:image xlink:href="Pictures/100002010000021B0000012E82259DBA6B1714F1.png" xlink:type="simple" xlink:show="embed" xlink:actuate="onLoad" draw:mime-type="image/png"/></draw:frame><text:tab/><draw:frame draw:style-name="fr1" draw:name="Image8" text:anchor-type="char" svg:x="0.624cm" svg:y="9.65cm" svg:width="11.695cm" svg:height="5.53cm" draw:z-index="7"><draw:image xlink:href="Pictures/10000201000001BA000000D1FFC304CAFEDE0A56.png" xlink:type="simple" xlink:show="embed" xlink:actuate="onLoad" draw:mime-type="image/png"/></draw:frame></text:p>
      <text:p text:style-name="P3"><draw:frame draw:style-name="fr1" draw:name="Image2" text:anchor-type="char" svg:x="0cm" svg:y="9.352cm" svg:width="9.551cm" svg:height="6.376cm" draw:z-index="1"><draw:image xlink:href="Pictures/1000020100000169000000F141AE9EBF62A1C3D5.png" xlink:type="simple" xlink:show="embed" xlink:actuate="onLoad" draw:mime-type="image/png"/></draw:frame><draw:frame draw:style-name="fr3" draw:name="Image1" text:anchor-type="char" svg:width="17cm" svg:height="9.354cm" draw:z-index="0"><draw:image xlink:href="Pictures/1000020100000344000001CC2E019D468D3ECE05.png" xlink:type="simple" xlink:show="embed" xlink:actuate="onLoad" draw:mime-type="image/png"/></draw:frame><draw:frame draw:style-name="fr1" draw:name="Image3" text:anchor-type="char" svg:x="9.55cm" svg:y="9.352cm" svg:width="4.075cm" svg:height="4.366cm" draw:z-index="2"><draw:image xlink:href="Pictures/100002010000009A000000A5FED7BB22FAC8CB0B.png" xlink:type="simple" xlink:show="embed" xlink:actuate="onLoad" draw:mime-type="image/png"/></draw:frame><draw:frame draw:style-name="fr1" draw:name="Image4" text:anchor-type="char" svg:x="0cm" svg:y="15.727cm" svg:width="12.832cm" svg:height="5.477cm" draw:z-index="3"><draw:image xlink:href="Pictures/10000201000001E5000000CFA57D41B6C79C7E8A.png" xlink:type="simple" xlink:show="embed" xlink:actuate="onLoad" draw:mime-type="image/png"/></draw:frame><draw:frame draw:style-name="fr1" draw:name="Image5" text:anchor-type="char" svg:x="0cm" svg:y="20.936cm" svg:width="11.871cm" svg:height="6.278cm" draw:z-index="4"><draw:image xlink:href="Pictures/100002010000021B0000011D03B82F6A798DC2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5T08:12:48.062361895</meta:creation-date>
    <dc:date>2021-04-15T08:44:31.121120069</dc:date>
    <meta:editing-duration>PT31M22S</meta:editing-duration>
    <meta:editing-cycles>7</meta:editing-cycles>
    <meta:generator>LibreOffice/7.0.4.2$Linux_X86_64 LibreOffice_project/dcf040e67528d9187c66b2379df5ea4407429775</meta:generator>
    <meta:document-statistic meta:table-count="0" meta:image-count="8" meta:object-count="0" meta:page-count="2" meta:paragraph-count="1" meta:word-count="0" meta:character-count="1" meta:non-whitespace-character-count="0"/>
  </office:meta>
</office:document-meta>
</file>